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izePropertyMaker.convertProperty( Property p , PropertyList propertyList , FObj 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ntSizePropertyMaker.computeClosestAbsoluteFontSize( int baseFont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ntSizePropertyMaker.make( PropertyList propertyList , String value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SizePropertyMaker.FontSize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